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0c7a7" officeooo:paragraph-rsid="0000c7a7" style:font-size-asian="12pt" style:font-size-complex="12pt"/>
    </style:style>
    <style:style style:name="P2" style:family="paragraph" style:parent-style-name="Standard" style:list-style-name="L8">
      <style:text-properties fo:font-size="12pt" officeooo:rsid="0000c7a7" officeooo:paragraph-rsid="0000c7a7" style:font-size-asian="12pt" style:font-size-complex="12pt"/>
    </style:style>
    <style:style style:name="P3" style:family="paragraph" style:parent-style-name="Standard">
      <style:text-properties fo:font-size="12pt" officeooo:rsid="00010d8b" officeooo:paragraph-rsid="00010d8b" style:font-size-asian="12pt" style:font-size-complex="12pt"/>
    </style:style>
    <style:style style:name="P4" style:family="paragraph" style:parent-style-name="Standard" style:list-style-name="L6">
      <style:text-properties fo:font-size="12pt" officeooo:rsid="00010d8b" officeooo:paragraph-rsid="00010d8b" style:font-size-asian="12pt" style:font-size-complex="12pt"/>
    </style:style>
    <style:style style:name="P5" style:family="paragraph" style:parent-style-name="Standard">
      <style:text-properties fo:font-size="12pt" officeooo:paragraph-rsid="00010d8b" style:font-size-asian="12pt" style:font-size-complex="12pt"/>
    </style:style>
    <style:style style:name="P6" style:family="paragraph" style:parent-style-name="Standard">
      <style:text-properties fo:font-size="12pt" officeooo:paragraph-rsid="00038664" style:font-size-asian="12pt" style:font-size-complex="12pt"/>
    </style:style>
    <style:style style:name="P7" style:family="paragraph" style:parent-style-name="Standard">
      <style:text-properties style:font-name="Times New Roman" fo:font-size="12pt" officeooo:paragraph-rsid="00010d8b" style:font-size-asian="12pt" style:font-size-complex="12pt"/>
    </style:style>
    <style:style style:name="P8" style:family="paragraph" style:parent-style-name="Standard">
      <style:text-properties style:font-name="Times New Roman" fo:font-size="12pt" officeooo:rsid="0001d5bb" officeooo:paragraph-rsid="00035b1c" style:font-size-asian="12pt" style:font-size-complex="12pt"/>
    </style:style>
    <style:style style:name="P9" style:family="paragraph" style:parent-style-name="Standard">
      <style:text-properties style:font-name="Times New Roman" fo:font-size="12pt" officeooo:rsid="00035b1c" officeooo:paragraph-rsid="00038664" style:font-size-asian="12pt" style:font-size-complex="12pt"/>
    </style:style>
    <style:style style:name="P10" style:family="paragraph" style:parent-style-name="Standard" style:list-style-name="L7">
      <style:text-properties style:font-name="Times New Roman" fo:font-size="12pt" officeooo:rsid="0000c7a7" officeooo:paragraph-rsid="0000c7a7" style:font-size-asian="12pt" style:font-size-complex="12pt"/>
    </style:style>
    <style:style style:name="P11" style:family="paragraph" style:parent-style-name="Standard" style:list-style-name="L9">
      <style:text-properties style:font-name="Times New Roman" fo:font-size="12pt" officeooo:rsid="00077b53" officeooo:paragraph-rsid="0003aa30" style:font-size-asian="12pt" style:font-size-complex="12pt"/>
    </style:style>
    <style:style style:name="P12" style:family="paragraph" style:parent-style-name="Standard">
      <style:text-properties style:font-name="Times New Roman" fo:font-size="12pt" officeooo:rsid="0003aa30" officeooo:paragraph-rsid="00038664" style:font-size-asian="12pt" style:font-size-complex="12pt"/>
    </style:style>
    <style:style style:name="P13" style:family="paragraph" style:parent-style-name="Standard">
      <style:text-properties style:font-name="Times New Roman" fo:font-size="12pt" fo:font-weight="normal" officeooo:rsid="000975ec" officeooo:paragraph-rsid="0003aa30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Times New Roman" fo:font-weight="normal" officeooo:rsid="00198c6e" officeooo:paragraph-rsid="0003aa30" style:font-weight-asian="normal" style:font-weight-complex="normal"/>
    </style:style>
    <style:style style:name="P15" style:family="paragraph" style:parent-style-name="Standard">
      <style:text-properties style:font-name="Times New Roman" fo:font-weight="normal" officeooo:rsid="001a1b3d" officeooo:paragraph-rsid="0003aa30" style:font-weight-asian="normal" style:font-weight-complex="normal"/>
    </style:style>
    <style:style style:name="P16" style:family="paragraph" style:parent-style-name="Standard" style:list-style-name="L10">
      <style:text-properties style:font-name="Times New Roman" fo:font-weight="normal" officeooo:rsid="001ac568" officeooo:paragraph-rsid="0003aa30" style:font-weight-asian="normal" style:font-weight-complex="normal"/>
    </style:style>
    <style:style style:name="P17" style:family="paragraph" style:parent-style-name="Standard" style:list-style-name="L8">
      <style:text-properties officeooo:paragraph-rsid="0000c7a7"/>
    </style:style>
    <style:style style:name="P18" style:family="paragraph" style:parent-style-name="Standard">
      <style:text-properties fo:color="#5983b0" style:font-name="Times New Roman" fo:font-size="14pt" fo:font-weight="normal" officeooo:rsid="0003aa30" officeooo:paragraph-rsid="0003aa30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5983b0" style:font-name="Times New Roman" fo:font-size="12pt" fo:font-weight="normal" officeooo:rsid="0003aa30" officeooo:paragraph-rsid="0003aa3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5983b0" fo:font-size="14pt" officeooo:rsid="0003aa30" officeooo:paragraph-rsid="0003aa30" style:font-size-asian="14pt" style:font-size-complex="14pt"/>
    </style:style>
    <style:style style:name="P21" style:family="paragraph" style:parent-style-name="Standard">
      <style:text-properties style:use-window-font-color="true" style:font-name="Times New Roman" fo:font-weight="normal" officeooo:rsid="001ac568" officeooo:paragraph-rsid="0003aa30" style:font-weight-asian="normal" style:font-weight-complex="normal"/>
    </style:style>
    <style:style style:name="P22" style:family="paragraph" style:parent-style-name="Standard">
      <style:text-properties officeooo:rsid="00077b53" officeooo:paragraph-rsid="0003aa30"/>
    </style:style>
    <style:style style:name="P23" style:family="paragraph" style:parent-style-name="Standard" style:list-style-name="L9">
      <style:text-properties officeooo:paragraph-rsid="0003aa30"/>
    </style:style>
    <style:style style:name="P24" style:family="paragraph" style:parent-style-name="Standard" style:list-style-name="L11">
      <style:text-properties officeooo:paragraph-rsid="0003aa30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officeooo:rsid="0000c7a7" officeooo:paragraph-rsid="0000c7a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officeooo:paragraph-rsid="0000c7a7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00c7a7" officeooo:paragraph-rsid="0000c7a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Times New Roman" fo:font-size="12pt" officeooo:rsid="00038664" officeooo:paragraph-rsid="00038664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5983b0" style:font-name="Times New Roman" fo:font-size="14pt" officeooo:rsid="0000c7a7" officeooo:paragraph-rsid="0000c7a7" style:font-size-asian="14pt" style:font-size-complex="14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2pt" fo:font-weight="normal" officeooo:rsid="001c0324" officeooo:paragraph-rsid="0003aa30" style:font-size-asian="12pt" style:font-weight-asian="normal" style:font-size-complex="12pt" style:font-weight-complex="normal"/>
    </style:style>
    <style:style style:name="T1" style:family="text">
      <style:text-properties style:font-name="sans-serif" fo:font-size="19.5pt"/>
    </style:style>
    <style:style style:name="T2" style:family="text">
      <style:text-properties style:font-name="sans-serif" fo:font-size="15pt"/>
    </style:style>
    <style:style style:name="T3" style:family="text">
      <style:text-properties fo:font-size="19.5pt"/>
    </style:style>
    <style:style style:name="T4" style:family="text">
      <style:text-properties fo:font-size="15pt"/>
    </style:style>
    <style:style style:name="T5" style:family="text">
      <style:text-properties fo:font-size="12pt" officeooo:rsid="0000c7a7" style:font-size-asian="12pt" style:font-size-complex="12pt"/>
    </style:style>
    <style:style style:name="T6" style:family="text">
      <style:text-properties officeooo:rsid="0001d5bb"/>
    </style:style>
    <style:style style:name="T7" style:family="text">
      <style:text-properties officeooo:rsid="00035b1c"/>
    </style:style>
    <style:style style:name="T8" style:family="text">
      <style:text-properties officeooo:rsid="00038664"/>
    </style:style>
    <style:style style:name="T9" style:family="text">
      <style:text-properties style:font-name="Times New Roman" officeooo:rsid="00038664"/>
    </style:style>
    <style:style style:name="T10" style:family="text">
      <style:text-properties style:font-name="Times New Roman" officeooo:rsid="00035b1c"/>
    </style:style>
    <style:style style:name="T11" style:family="text">
      <style:text-properties style:font-name="Times New Roman" fo:font-size="12pt" fo:font-weight="normal" officeooo:rsid="001a1b3d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officeooo:rsid="00077b53" style:font-size-asian="12pt" style:font-size-complex="12pt"/>
    </style:style>
    <style:style style:name="T13" style:family="text">
      <style:text-properties officeooo:rsid="001a1b3d"/>
    </style:style>
    <style:style style:name="T14" style:family="text">
      <style:text-properties officeooo:rsid="000aaef5"/>
    </style:style>
    <style:style style:name="T15" style:family="text">
      <style:text-properties officeooo:rsid="000975ec"/>
    </style:style>
    <style:style style:name="T16" style:family="text">
      <style:text-properties officeooo:rsid="00097f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OBTENCIÓN Y ANÁLISIS DE REQUERIMIENTOS:</text:p>
      <text:p text:style-name="P19"/>
      <text:p text:style-name="P14">Los requerimientos de nuestro calendario médico “MED CALENDAR” son que se va a tratar de una página web, de modo que los usuarios puedan acceder a el desde cualquier dispositivo que tenga conexión a Internet. Por otro lado, es necesario que cada usuario tenga su propia cuenta para acceder a su plan de medicamentos. También se requiere la opción de que el usuario cargue toda la información de los medicamentos que necesite, la cual será privada para cada usuario. <text:span text:style-name="T13">Para cargar la información es importante que el usuario cuente con un calendario que podrá manipular agregando y eliminando medicamentos. Se requiere también la opción para tener o no recordatorios</text:span></text:p>
      <text:p text:style-name="P15"/>
      <text:p text:style-name="P20">ESPECIFICACIÓN DE REQUERIMIENTOS:</text:p>
      <text:p text:style-name="P22"/>
      <text:list xml:id="list1570840606" text:style-name="L11">
        <text:list-item>
          <text:p text:style-name="P24"><text:span text:style-name="T12">Requerimientos funcionales:</text:span></text:p>
        </text:list-item>
      </text:list>
      <text:list xml:id="list2575309483" text:style-name="L9">
        <text:list-item>
          <text:list>
            <text:list-item>
              <text:p text:style-name="P11">-El usuario debe tener un usuario y contraseña creados por si mismo.</text:p>
            </text:list-item>
            <text:list-item>
              <text:p text:style-name="P11">-El usuario debe tener la opción de cargar, eliminar y editar su<text:span text:style-name="T14">s datos personales y la información de sus medicamentos</text:span>.</text:p>
            </text:list-item>
            <text:list-item>
              <text:p text:style-name="P11">-El usuario debe tener acceso a su información <text:span text:style-name="T15">(Medicamentos, horarios).</text:span></text:p>
            </text:list-item>
            <text:list-item>
              <text:p text:style-name="P11">-<text:span text:style-name="T16">Requiere la opción de tener o no recordatorios.</text:span></text:p>
            </text:list-item>
          </text:list>
        </text:list-item>
      </text:list>
      <text:p text:style-name="P13"/>
      <text:list xml:id="list213629859136432" text:continue-numbering="true" text:style-name="L9">
        <text:list-item>
          <text:p text:style-name="P23"><text:span text:style-name="T11">Requerimientos no funcionales:</text:span></text:p>
        </text:list-item>
      </text:list>
      <text:list xml:id="list347742081" text:style-name="L10">
        <text:list-item>
          <text:list>
            <text:list-item>
              <text:p text:style-name="P16">Fiabilidad: El sistema es una página web, por lo que depende de la conexión a Internet que tenga el usuario.</text:p>
            </text:list-item>
            <text:list-item>
              <text:p text:style-name="P16">Interfaces: Cada usuario podrá acceder a su información, la cual solo verá el usuario al que le corresponda</text:p>
            </text:list-item>
          </text:list>
        </text:list-item>
      </text:list>
      <text:p text:style-name="P21"/>
      <text:p text:style-name="P18">VALIDACIÓN DE REQUERIMIENTOS:</text:p>
      <text:p text:style-name="P19"/>
      <text:p text:style-name="P31">Todos los requerimientos han sido solicitados por el cliente. Realizamos todas las modificaciones y ajustes que creíamos necesarios, hasta que el cliente los aprobó. <text:s/></text:p>
      <text:p text:style-name="P30"/>
      <text:p text:style-name="P30">ESTUDIO DE VIABILIDAD:</text:p>
      <text:p text:style-name="P28"/>
      <text:p text:style-name="P29">ALCANCES</text:p>
      <text:list xml:id="list2478460405" text:style-name="L7">
        <text:list-item>
          <text:p text:style-name="P10">Desde la visualización de medicamentos y sus fechas de consumo</text:p>
        </text:list-item>
        <text:list-item>
          <text:p text:style-name="P10">Hasta la modificación de dichos medicamentos y sus fechas de consumo.</text:p>
        </text:list-item>
      </text:list>
      <text:p text:style-name="P25"/>
      <text:p text:style-name="P26">ANÁLISIS DE LA SITUACIÓN</text:p>
      <text:list xml:id="list12682664" text:style-name="L8">
        <text:list-item>
          <text:p text:style-name="P2">Fortalezas del sistema actual: </text:p>
          <text:list>
            <text:list-item>
              <text:p text:style-name="P17"><text:span text:style-name="T5">Acceso inmediato al sistema en cualquier dispositivo.</text:span></text:p>
            </text:list-item>
            <text:list-item>
              <text:p text:style-name="P2">Diseño simple con pocas opciones extras.</text:p>
            </text:list-item>
          </text:list>
        </text:list-item>
      </text:list>
      <text:p text:style-name="P1"/>
      <text:list xml:id="list213630533961426" text:continue-numbering="true" text:style-name="L8">
        <text:list-item>
          <text:p text:style-name="P2">Debilidades del sistema actual:</text:p>
          <text:list>
            <text:list-item>
              <text:p text:style-name="P2">Se debe contar con conexión a Internet para usar el sistema.</text:p>
            </text:list-item>
            <text:list-item>
              <text:p text:style-name="P2">El sistema no cuenta con opciones de personalización.</text:p>
            </text:list-item>
          </text:list>
        </text:list-item>
      </text:list>
      <text:p text:style-name="P1"/>
      <text:p text:style-name="P3">DEFINICIÓN DE REQUISITOS:</text:p>
      <text:list xml:id="list3668285076" text:style-name="L6">
        <text:list-item>
          <text:p text:style-name="P4">Alta, baja y modificación de usuarios.</text:p>
        </text:list-item>
        <text:list-item>
          <text:p text:style-name="P4">Alta, baja y modificación de medicamentos.</text:p>
        </text:list-item>
        <text:list-item>
          <text:p text:style-name="P4">Acceso a la información de los medicamentos</text:p>
        </text:list-item>
        <text:list-item>
          <text:p text:style-name="P4">Acceso a la información de los usuarios.</text:p>
        </text:list-item>
      </text:list>
      <text:p text:style-name="P3"/>
      <text:p text:style-name="P5"><text:soft-page-break/><text:span text:style-name="T6">DETERMINACIÓN DEL ENFOQUE:</text:span></text:p>
      <text:p text:style-name="P7">El proyecto se arma a partir de la necesidad que presentan algunas personas que deben tomar varios medicamentos en tiempo y forma, pero que no pueden mantener una clara visión de los nombres, fechas y demás modificaciones en sus medicamentos a largo plazo.</text:p>
      <text:p text:style-name="P7"/>
      <text:p text:style-name="P8">EVALUACIÓN DE VIABILIDAD DEL PROYECTO: </text:p>
      <text:p text:style-name="P8">El proyecto esta destinado a <text:span text:style-name="T7">todo</text:span> tipo de usuario ya que, al ser un sistema web, muchas personas pueden <text:span text:style-name="T7">acceder a ella y</text:span> crear sus usuarios. <text:span text:style-name="T7">E</text:span>l objetivo de la pagina es llevar un control sobre los medicamentos que debe consumir el usuario en <text:span text:style-name="T8">el</text:span> caso de que sean muchos o que deb<text:span text:style-name="T8">a</text:span> tomarlos durante un periodo largo de tiempo<text:span text:style-name="T7">.</text:span></text:p>
      <text:p text:style-name="P9">Al ser una pagina web el proyecto no tendrá gran costo monetario, pero requerirá de la colaboración de todos los miembros del equipo, y <text:span text:style-name="T8">una buena gestión del </text:span>tiempo para poder <text:span text:style-name="T8">entregar el proyecto en tiempo y forma. </text:span></text:p>
      <text:p text:style-name="P9"/>
      <text:p text:style-name="P12">VALORACIÓN</text:p>
      <text:p text:style-name="P6"><text:span text:style-name="T9">C</text:span><text:span text:style-name="T10">onsideramos que es un proyecto factible ya que </text:span><text:span text:style-name="T9">le facilitará la tomas de medicamentos a sus usuarios.</text:span></text:p>
      <text:p text:style-name="P2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fo:font-size="12pt" style:text-underline-style="none"/>
    </style:style>
    <style:style style:name="ListLabel_20_22" style:display-name="ListLabel 22" style:family="text">
      <style:text-properties fo:font-size="12pt"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4T02:06:39.34</meta:creation-date>
    <dc:date>2022-06-03T21:35:47.648763802</dc:date>
    <meta:editing-duration>PT17M49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2" meta:paragraph-count="36" meta:word-count="522" meta:character-count="3145" meta:non-whitespace-character-count="2674"/>
  </office:meta>
</office:document-meta>
</file>